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60000025BACEDEEA0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onograma 2009</text:p>
      <text:p text:style-name="Standard"/>
      <text:p text:style-name="Standard"><draw:frame draw:style-name="fr1" draw:name="gráficos1" text:anchor-type="paragraph" svg:width="6.9252in" svg:height="3.1709in" draw:z-index="0"><draw:image xlink:href="Pictures/2000000700005260000025BACEDEEA08.svm" xlink:type="simple" xlink:show="embed" xlink:actuate="onLoad"/></draw:frame></text:p>
      <text:p text:style-name="Standard"/>
      <text:p text:style-name="Standard">Indice tentativo</text:p>
      <text:p text:style-name="Standard"/>
      <text:p text:style-name="Standard">Capitulo 1 - Introducción</text:p>
      <text:p text:style-name="Standard">Capitulo 2 - Modelos de procesos</text:p>
      <text:p text:style-name="Standard">Capitulo 3 - Estandares de calidad</text:p>
      <text:p text:style-name="Standard">Capitulo 4 - Propuesta: Fases iniciales del desarrollo</text:p>
      <text:p text:style-name="Standard">Capitulo 5 - De los requerimientos, analisis y diseno</text:p>
      <text:p text:style-name="Standard">Capitulo 6 - Caso de estudio: Aplicacion a proyecto</text:p>
      <text:p text:style-name="Standard">Capitulo 7 - Conclusiones y trabajos futuros</text:p>
      <text:p text:style-name="Standard">Referencias</text:p>
      <text:p text:style-name="Standard">Anex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len L. Mendez</meta:initial-creator>
    <meta:creation-date>2009-01-02T12:47:51.20</meta:creation-date>
    <dc:date>2009-02-12T13:34:32.66</dc:date>
    <dc:creator>Ellen L. Mendez</dc:creator>
    <meta:editing-duration>PT00H07M06S</meta:editing-duration>
    <meta:editing-cycles>2</meta:editing-cycles>
    <meta:generator>OpenOffice.org/3.0$Win32 OpenOffice.org_project/300m9$Build-9358</meta:generator>
    <meta:document-statistic meta:table-count="0" meta:image-count="1" meta:object-count="0" meta:page-count="1" meta:paragraph-count="11" meta:word-count="55" meta:character-count="341"/>
  </office:meta>
</office:document-meta>
</file>